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419d8" officeooo:paragraph-rsid="0002b964"/>
    </style:style>
    <style:style style:name="P5" style:family="paragraph" style:parent-style-name="Standard">
      <style:text-properties officeooo:rsid="00065ca6" officeooo:paragraph-rsid="00065ca6"/>
    </style:style>
    <style:style style:name="P6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7" style:family="paragraph" style:parent-style-name="Standard">
      <style:text-properties officeooo:rsid="000a4901" officeooo:paragraph-rsid="000a4901"/>
    </style:style>
    <style:style style:name="P8" style:family="paragraph" style:parent-style-name="Standard">
      <style:text-properties officeooo:rsid="00151bad" officeooo:paragraph-rsid="000a4901"/>
    </style:style>
    <style:style style:name="P9" style:family="paragraph" style:parent-style-name="Standard">
      <style:text-properties officeooo:rsid="00128fb4" officeooo:paragraph-rsid="000a4901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28fb4" officeooo:paragraph-rsid="000a4901"/>
    </style:style>
    <style:style style:name="P13" style:family="paragraph" style:parent-style-name="Standard">
      <style:text-properties officeooo:rsid="00128fb4" officeooo:paragraph-rsid="000a4901"/>
    </style:style>
    <style:style style:name="P14" style:family="paragraph" style:parent-style-name="Standard">
      <style:text-properties officeooo:rsid="0002b964" officeooo:paragraph-rsid="0002b964"/>
    </style:style>
    <style:style style:name="P15" style:family="paragraph" style:parent-style-name="Standard">
      <style:text-properties officeooo:rsid="000b8aa5" officeooo:paragraph-rsid="000b8aa5"/>
    </style:style>
    <style:style style:name="P16" style:family="paragraph" style:parent-style-name="Standard">
      <style:paragraph-properties fo:break-before="page"/>
      <style:text-properties officeooo:rsid="0002b964" officeooo:paragraph-rsid="0002b964"/>
    </style:style>
    <style:style style:name="T1" style:family="text">
      <style:text-properties officeooo:rsid="0008c6cf"/>
    </style:style>
    <style:style style:name="T2" style:family="text">
      <style:text-properties officeooo:rsid="000a49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ing pihpsdr</text:p>
      <text:p text:style-name="P6"/>
      <text:p text:style-name="P1">Either open a terminal window or ssh into the computer.</text:p>
      <text:p text:style-name="P4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pulse-dev</text:span></text:p>
      <text:p text:style-name="P7"><text:s text:c="4"/>sudo apt-get install wiringPi</text:p>
      <text:p text:style-name="P9"><text:s/></text:p>
      <text:p text:style-name="P12">Run the following commands to download and install the <text:span text:style-name="T2">PI</text:span>GPIO package:</text:p>
      <text:p text:style-name="P9"><text:s/></text:p>
      <text:p text:style-name="P12"><text:s text:c="4"/>wget abyz.co.uk/rpi/pigpio/pigpio.zip</text:p>
      <text:p text:style-name="P12"><text:s text:c="4"/>unzip pigpio.zip</text:p>
      <text:p text:style-name="P12"><text:s text:c="4"/>cd PIGPIO</text:p>
      <text:p text:style-name="P12"><text:s text:c="4"/>make</text:p>
      <text:p text:style-name="P12"><text:s text:c="4"/>sudo make install</text:p>
      <text:p text:style-name="P8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6"/>
      <text:p text:style-name="P1">Now cd into the pihpsdr.src directory</text:p>
      <text:p text:style-name="P1"/>
      <text:p text:style-name="P15">The Makefile has a definition of the hardware platform it is running on that needs to be set befor running make. <text:s/>Uncomment the required define:</text:p>
      <text:p text:style-name="P15"/>
      <text:p text:style-name="P15"/>
      <text:p text:style-name="P15">UNAME_N=raspberrypi</text:p>
      <text:p text:style-name="P15">#UNAME_N=odroid</text:p>
      <text:p text:style-name="P15">#UNAME_N=up</text:p>
      <text:p text:style-name="P15">#UNAME_N=other</text:p>
      <text:p text:style-name="P15"/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16"/>
      <text:p text:style-name="P5">The Makefile now contains the build options to include FreeDV as a built in mode and also some initial support of the LimeSDR.</text:p>
      <text:p text:style-name="P5"/>
      <text:p text:style-name="P5">To build piHPSDR with the FreeDV option you will have to download, build and install the codec2 library and headers.</text:p>
      <text:p text:style-name="P5"/>
      <text:p text:style-name="P5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5"><text:s/></text:p>
      <text:p text:style-name="P5">To include FreeDV in the piHPSDR build uncomment the line in the Makefile:</text:p>
      <text:p text:style-name="P5"/>
      <text:p text:style-name="P10">#required for FREEDV (uncomment lines below)</text:p>
      <text:p text:style-name="P10">#FREEDV_INCLUDE=FREEDV</text:p>
      <text:p text:style-name="P5"/>
      <text:p text:style-name="P5">Change to:</text:p>
      <text:p text:style-name="P5"/>
      <text:p text:style-name="P10">#required for FREEDV (uncomment lines below)</text:p>
      <text:p text:style-name="P10">FREEDV_INCLUDE=FREEDV</text:p>
      <text:p text:style-name="P10"/>
      <text:p text:style-name="P11">Then run the commands:</text:p>
      <text:p text:style-name="P10"/>
      <text:p text:style-name="P10">make clean</text:p>
      <text:p text:style-name="P10">make</text:p>
      <text:p text:style-name="P10">make install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7-19T10:05:22.333614742</dc:date>
    <meta:editing-duration>PT22M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380" meta:character-count="2562" meta:non-whitespace-character-count="2146"/>
  </office:meta>
</office:document-meta>
</file>